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8.42pt" svg:height="364.42pt" svg:x="199.79pt" svg:y="12.78pt">
            <loext:p draw:notify-on-update-of-ranges="Sheet1.A1:Sheet1.A7 Sheet1.A1:Sheet1.A7 Sheet1.B1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77" calcext:value-type="float">
            <text:p>0.000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331" calcext:value-type="float">
            <text:p>0.001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71" calcext:value-type="float">
            <text:p>0.010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881" calcext:value-type="float">
            <text:p>0.098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003" calcext:value-type="float">
            <text:p>0.660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.210899" calcext:value-type="float">
            <text:p>9.210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12:04:24.391924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22:32:10.180903405</meta:creation-date>
    <dc:date>2017-03-31T12:05:52.761162651</dc:date>
    <meta:editing-duration>PT8M44S</meta:editing-duration>
    <meta:editing-cycles>4</meta:editing-cycles>
    <meta:generator>LibreOffice/5.2.5.1$Linux_X86_64 LibreOffice_project/20$Build-1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23cm" svg:height="12.857cm" xlink:href=".." xlink:type="simple" chart:class="chart:line" chart:style-name="ch1">
        <chart:title svg:x="3.759cm" svg:y="0.288cm" chart:style-name="ch2">
          <text:p>График зависимости времени работы алгоритма от количества деталей</text:p>
        </chart:title>
        <chart:plot-area chart:style-name="ch3" table:cell-range-address="Sheet1.A1:Sheet1.B7" chart:data-source-has-labels="both" svg:x="1.461cm" svg:y="1.429cm" svg:width="20.612cm" svg:height="10.19cm">
          <chartooo:coordinate-region svg:x="1.897cm" svg:y="1.628cm" svg:width="19.805cm" svg:height="9.344cm"/>
          <chart:axis chart:dimension="x" chart:name="primary-x" chart:style-name="ch4" chartooo:axis-type="auto">
            <chartooo:date-scale/>
            <chart:title svg:x="10.718cm" svg:y="11.876cm" chart:style-name="ch5">
              <text:p>number of det</text:p>
            </chart:title>
            <chart:categories table:cell-range-address="Sheet1.A1:Sheet1.A7"/>
          </chart:axis>
          <chart:axis chart:dimension="y" chart:name="primary-y" chart:style-name="ch4">
            <chart:title svg:x="0.451cm" svg:y="7.216cm" chart:style-name="ch6">
              <text:p>time, tact</text:p>
            </chart:title>
            <chart:grid chart:style-name="ch7" chart:class="major"/>
          </chart:axis>
          <chart:series chart:style-name="ch8" chart:values-cell-range-address="Sheet1.B1:Sheet1.B7" chart:label-cell-address="Sheet1.A1:Sheet1.A7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6 7 8 9 10 11</text:p>
                <text:list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</text:list>
                <draw:g>
                  <svg:desc>Sheet1.A1:Sheet1.A7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1:Sheet1.A7</svg:desc>
                </draw:g>
              </table:table-cell>
              <table:table-cell office:value-type="float" office:value="0.000032">
                <text:p>0.000032</text:p>
                <draw:g>
                  <svg:desc>Sheet1.B1:Sheet1.B7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071">
                <text:p>0.0107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9881">
                <text:p>0.098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6003">
                <text:p>0.660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210899">
                <text:p>9.210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